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3" style:family="table">
      <style:table-properties table:align="left" style:width="17.59cm" fo:margin-left="0cm"/>
    </style:style>
    <style:style style:name="Column3" style:family="table-column">
      <style:table-column-properties style:column-width="17.59cm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4" style:family="table">
      <style:table-properties table:align="left" style:width="17.59cm" fo:margin-left="0cm"/>
    </style:style>
    <style:style style:name="Column4" style:family="table-column">
      <style:table-column-properties style:column-width="17.59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5" style:family="table">
      <style:table-properties table:align="left" style:width="17.59cm" fo:margin-left="0cm"/>
    </style:style>
    <style:style style:name="Column5" style:family="table-column">
      <style:table-column-properties style:column-width="17.59cm"/>
    </style:style>
    <style:style style:name="Row14" style:family="table-row"/>
    <style:style style:name="Cell1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1.827cm" fo:margin-left="1.879cm"/>
    </style:style>
    <style:style style:name="Column6" style:family="table-column">
      <style:table-column-properties style:column-width="11.827cm"/>
    </style:style>
    <style:style style:name="Row16" style:family="table-row"/>
    <style:style style:name="Cell16" style:family="table-cell">
      <style:table-cell-properties fo:background-color="#e6913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1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8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19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0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1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2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2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00%" style:writing-mode="lr-tb"/>
    </style:style>
    <style:style style:name="P83" style:family="paragraph" style:parent-style-name="Standard">
      <style:paragraph-properties fo:break-before="auto" fo:line-height="115%" style:writing-mode="lr-tb"/>
      <style:text-properties style:font-name="Arial" fo:font-size="16pt" style:font-name-asian="Arial" style:font-size-asian="16pt" style:font-name-complex="Arial" style:font-size-complex="16pt"/>
    </style:style>
    <style:style style:name="P8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7" style:family="table">
      <style:table-properties table:align="left" style:width="17.59cm" fo:margin-left="0cm"/>
    </style:style>
    <style:style style:name="Column7" style:family="table-column">
      <style:table-column-properties style:column-width="17.59cm"/>
    </style:style>
    <style:style style:name="Row25" style:family="table-row"/>
    <style:style style:name="Cell2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2.144cm" fo:margin-left="1.799cm"/>
    </style:style>
    <style:style style:name="Column8" style:family="table-column">
      <style:table-column-properties style:column-width="12.144cm"/>
    </style:style>
    <style:style style:name="Row27" style:family="table-row"/>
    <style:style style:name="Cell27" style:family="table-cell">
      <style:table-cell-properties fo:background-color="#4a86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2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103" style:family="paragraph" style:parent-style-name="Standard">
      <style:paragraph-properties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2:<text:s/></text:span><text:span text:style-name="T5_3">Understanding</text:span><text:span text:style-name="T5_4"><text:s/></text:span><text:span text:style-name="T5_5">a</text:span><text:span text:style-name="T5_6"><text:s/></text:span><text:span text:style-name="T5_7">SCRATCH</text:span><text:span text:style-name="T5_8"><text:s/></text:span><text:span text:style-name="T5_9">Program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econd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We</text:span><text:span text:style-name="T15_2"><text:s/></text:span><text:span text:style-name="T15_3">want</text:span><text:span text:style-name="T15_4"><text:s/></text:span><text:span text:style-name="T15_5">to</text:span><text:span text:style-name="T15_6"><text:s/></text:span><text:span text:style-name="T15_7">program</text:span><text:span text:style-name="T15_8"><text:s/>“</text:span><text:span text:style-name="T15_9">Karel</text:span><text:span text:style-name="T15_10">”<text:s/></text:span><text:span text:style-name="T15_11">to</text:span><text:span text:style-name="T15_12"><text:s/></text:span><text:span text:style-name="T15_13">wear</text:span><text:span text:style-name="T15_14"><text:s/></text:span><text:span text:style-name="T15_15">more</text:span><text:span text:style-name="T15_16"><text:s/></text:span><text:span text:style-name="T15_17">than</text:span><text:span text:style-name="T15_18"><text:s/></text:span><text:span text:style-name="T15_19">one</text:span><text:span text:style-name="T15_20"><text:s/></text:span><text:span text:style-name="T15_21">costume</text:span><text:span text:style-name="T15_22"><text:s/></text:span><text:span text:style-name="T15_23">at</text:span><text:span text:style-name="T15_24"><text:s/></text:span><text:span text:style-name="T15_25">the</text:span><text:span text:style-name="T15_26"><text:s/></text:span><text:span text:style-name="T15_27">SAME</text:span><text:span text:style-name="T15_28"><text:s/></text:span><text:span text:style-name="T15_29">TIME</text:span><text:span text:style-name="T15_30">.<text:s/></text:span><text:span text:style-name="T15_31">Is</text:span><text:span text:style-name="T15_32"><text:s/></text:span><text:span text:style-name="T15_33">that</text:span><text:span text:style-name="T15_34"><text:s/></text:span><text:span text:style-name="T15_35">possible</text:span><text:span text:style-name="T15_36">?<text:s/></text:span></text:p>
            <text:p text:style-name="P16"/>
            <text:p text:style-name="P17"/>
            <text:p text:style-name="P18"/>
            <text:p text:style-name="P19"><text:span text:style-name="T19_1">Indicate</text:span><text:span text:style-name="T19_2"><text:s/></text:span><text:span text:style-name="T19_3">your</text:span><text:span text:style-name="T19_4"><text:s/></text:span><text:span text:style-name="T19_5">answer</text:span><text:span text:style-name="T19_6"><text:s/></text:span><text:span text:style-name="T19_7">with</text:span><text:span text:style-name="T19_8"><text:s/></text:span><text:span text:style-name="T19_9">either</text:span><text:span text:style-name="T19_10"><text:s/>“</text:span><text:span text:style-name="T19_11">Yes</text:span><text:span text:style-name="T19_12">”<text:s/></text:span><text:span text:style-name="T19_13">or</text:span><text:span text:style-name="T19_14"><text:s/>“</text:span><text:span text:style-name="T19_15">No</text:span><text:span text:style-name="T19_16">”.</text:span></text:p>
          </table:table-cell>
        </table:table-row>
        <table:table-row table:style-name="Row4">
          <table:table-cell table:style-name="Cell4">
            <text:p text:style-name="P20"><text:span text:style-name="T20_1">Answer</text:span></text:p>
          </table:table-cell>
        </table:table-row>
        <table:table-row table:style-name="Row5">
          <table:table-cell table:style-name="Cell5">
            <text:p text:style-name="P21"/>
            <text:p text:style-name="P22"/>
            <text:p text:style-name="P23"/>
            <text:p text:style-name="P24"/>
          </table:table-cell>
        </table:table-row>
      </table:table>
      <text:p text:style-name="P25"/>
      <text:p text:style-name="P26"/>
      <text:p text:style-name="P27"/>
      <table:table table:style-name="Table3">
        <table:table-column table:style-name="Column3"/>
        <table:table-row table:style-name="Row6">
          <table:table-cell table:style-name="Cell6">
            <text:p text:style-name="P28"><text:span text:style-name="T28_1">Question</text:span><text:span text:style-name="T28_2"><text:s/>2</text:span></text:p>
          </table:table-cell>
        </table:table-row>
        <table:table-row table:style-name="Row7">
          <table:table-cell table:style-name="Cell7">
            <text:p text:style-name="P29"><text:span text:style-name="T29_1">We</text:span><text:span text:style-name="T29_2"><text:s/></text:span><text:span text:style-name="T29_3">want</text:span><text:span text:style-name="T29_4"><text:s/></text:span><text:span text:style-name="T29_5">to</text:span><text:span text:style-name="T29_6"><text:s/></text:span><text:span text:style-name="T29_7">program</text:span><text:span text:style-name="T29_8"><text:s/>“</text:span><text:span text:style-name="T29_9">Karel</text:span><text:span text:style-name="T29_10">”<text:s/></text:span><text:span text:style-name="T29_11">to</text:span><text:span text:style-name="T29_12"><text:s/></text:span><text:span text:style-name="T29_13">play</text:span><text:span text:style-name="T29_14"><text:s/></text:span><text:span text:style-name="T29_15">more</text:span><text:span text:style-name="T29_16"><text:s/></text:span><text:span text:style-name="T29_17">than</text:span><text:span text:style-name="T29_18"><text:s/></text:span><text:span text:style-name="T29_19">one</text:span><text:span text:style-name="T29_20"><text:s/></text:span><text:span text:style-name="T29_21">sound</text:span><text:span text:style-name="T29_22"><text:s/></text:span><text:span text:style-name="T29_23">at</text:span><text:span text:style-name="T29_24"><text:s/></text:span><text:span text:style-name="T29_25">the</text:span><text:span text:style-name="T29_26"><text:s/></text:span><text:span text:style-name="T29_27">SAME</text:span><text:span text:style-name="T29_28"><text:s/></text:span><text:span text:style-name="T29_29">TIME</text:span><text:span text:style-name="T29_30">.<text:s/></text:span><text:span text:style-name="T29_31">Is</text:span><text:span text:style-name="T29_32"><text:s/></text:span><text:span text:style-name="T29_33">that</text:span><text:span text:style-name="T29_34"><text:s/></text:span><text:span text:style-name="T29_35">possible</text:span><text:span text:style-name="T29_36">?<text:s/></text:span></text:p>
            <text:p text:style-name="P30"/>
            <text:p text:style-name="P31"/>
            <text:p text:style-name="P32"/>
            <text:p text:style-name="P33"><text:span text:style-name="T33_1">Indicate</text:span><text:span text:style-name="T33_2"><text:s/></text:span><text:span text:style-name="T33_3">your</text:span><text:span text:style-name="T33_4"><text:s/></text:span><text:span text:style-name="T33_5">answer</text:span><text:span text:style-name="T33_6"><text:s/></text:span><text:span text:style-name="T33_7">with</text:span><text:span text:style-name="T33_8"><text:s/></text:span><text:span text:style-name="T33_9">either</text:span><text:span text:style-name="T33_10"><text:s/>“</text:span><text:span text:style-name="T33_11">Yes</text:span><text:span text:style-name="T33_12">”<text:s/></text:span><text:span text:style-name="T33_13">or</text:span><text:span text:style-name="T33_14"><text:s/>“</text:span><text:span text:style-name="T33_15">No</text:span><text:span text:style-name="T33_16">”.</text:span></text:p>
          </table:table-cell>
        </table:table-row>
        <table:table-row table:style-name="Row8">
          <table:table-cell table:style-name="Cell8">
            <text:p text:style-name="P34"><text:span text:style-name="T34_1">Answer</text:span></text:p>
          </table:table-cell>
        </table:table-row>
        <table:table-row table:style-name="Row9">
          <table:table-cell table:style-name="Cell9">
            <text:p text:style-name="P35"/>
            <text:p text:style-name="P36"/>
            <text:p text:style-name="P37"/>
            <text:p text:style-name="P38"/>
            <text:p text:style-name="P39"/>
          </table:table-cell>
        </table:table-row>
      </table:table>
      <text:p text:style-name="P40"/>
      <text:p text:style-name="P41"/>
      <text:p text:style-name="P42"/>
      <text:p text:style-name="P43"/>
      <table:table table:style-name="Table4">
        <table:table-column table:style-name="Column4"/>
        <table:table-row table:style-name="Row10">
          <table:table-cell table:style-name="Cell10">
            <text:p text:style-name="P44"><text:span text:style-name="T44_1">Question</text:span><text:span text:style-name="T44_2"><text:s/>3</text:span></text:p>
          </table:table-cell>
        </table:table-row>
        <table:table-row table:style-name="Row11">
          <table:table-cell table:style-name="Cell11">
            <text:p text:style-name="P45"><text:span text:style-name="T45_1">We</text:span><text:span text:style-name="T45_2"><text:s/></text:span><text:span text:style-name="T45_3">want</text:span><text:span text:style-name="T45_4"><text:s/></text:span><text:span text:style-name="T45_5">to</text:span><text:span text:style-name="T45_6"><text:s/></text:span><text:span text:style-name="T45_7">add</text:span><text:span text:style-name="T45_8"><text:s/></text:span><text:span text:style-name="T45_9">more</text:span><text:span text:style-name="T45_10"><text:s/></text:span><text:span text:style-name="T45_11">than</text:span><text:span text:style-name="T45_12"><text:s/>1<text:s/></text:span><text:span text:style-name="T45_13">Script</text:span><text:span text:style-name="T45_14"><text:s/></text:span><text:span text:style-name="T45_15">to</text:span><text:span text:style-name="T45_16"><text:s/></text:span><text:span text:style-name="T45_17">the</text:span><text:span text:style-name="T45_18"><text:s/>“</text:span><text:span text:style-name="T45_19">Karel</text:span><text:span text:style-name="T45_20">”<text:s/></text:span><text:span text:style-name="T45_21">Sprite</text:span><text:span text:style-name="T45_22">.<text:s/></text:span><text:span text:style-name="T45_23">Is</text:span><text:span text:style-name="T45_24"><text:s/></text:span><text:span text:style-name="T45_25">that</text:span><text:span text:style-name="T45_26"><text:s/></text:span><text:span text:style-name="T45_27">possible</text:span><text:span text:style-name="T45_28">?<text:s/></text:span></text:p>
            <text:p text:style-name="P46"/>
            <text:p text:style-name="P47"/>
            <text:p text:style-name="P48"/>
            <text:p text:style-name="P49"><text:span text:style-name="T49_1">Indicate</text:span><text:span text:style-name="T49_2"><text:s/></text:span><text:span text:style-name="T49_3">your</text:span><text:span text:style-name="T49_4"><text:s/></text:span><text:span text:style-name="T49_5">answer</text:span><text:span text:style-name="T49_6"><text:s/></text:span><text:span text:style-name="T49_7">with</text:span><text:span text:style-name="T49_8"><text:s/></text:span><text:span text:style-name="T49_9">either</text:span><text:span text:style-name="T49_10"><text:s/>“</text:span><text:span text:style-name="T49_11">Yes</text:span><text:span text:style-name="T49_12">”<text:s/></text:span><text:span text:style-name="T49_13">or</text:span><text:span text:style-name="T49_14"><text:s/>“</text:span><text:span text:style-name="T49_15">No</text:span><text:span text:style-name="T49_16">”.</text:span></text:p>
          </table:table-cell>
        </table:table-row>
        <table:table-row table:style-name="Row12">
          <table:table-cell table:style-name="Cell12">
            <text:p text:style-name="P50"><text:span text:style-name="T50_1">Answer</text:span></text:p>
          </table:table-cell>
        </table:table-row>
        <table:table-row table:style-name="Row13">
          <table:table-cell table:style-name="Cell13">
            <text:p text:style-name="P51"/>
            <text:p text:style-name="P52"/>
            <text:p text:style-name="P53"/>
            <text:p text:style-name="P54"/>
            <text:p text:style-name="P55"/>
          </table:table-cell>
        </table:table-row>
      </table:table>
      <text:p text:style-name="P56"/>
      <text:p text:style-name="P57"/>
      <text:p text:style-name="P58"/>
      <table:table table:style-name="Table5">
        <table:table-column table:style-name="Column5"/>
        <table:table-row table:style-name="Row14">
          <table:table-cell table:style-name="Cell14">
            <text:p text:style-name="P59"><text:span text:style-name="T59_1">Question</text:span><text:span text:style-name="T59_2"><text:s/>4</text:span></text:p>
          </table:table-cell>
        </table:table-row>
        <table:table-row table:style-name="Row15">
          <table:table-cell table:style-name="Cell15">
            <text:p text:style-name="P60"><text:span text:style-name="T60_1">We</text:span><text:span text:style-name="T60_2"><text:s/></text:span><text:span text:style-name="T60_3">created</text:span><text:span text:style-name="T60_4"><text:s/></text:span><text:span text:style-name="T60_5">the</text:span><text:span text:style-name="T60_6"><text:s/></text:span><text:span text:style-name="T60_7">following</text:span><text:span text:style-name="T60_8"><text:s/></text:span><text:span text:style-name="T60_9">Script</text:span><text:span text:style-name="T60_10"><text:s/></text:span><text:span text:style-name="T60_11">below</text:span><text:span text:style-name="T60_12"><text:s/></text:span><text:span text:style-name="T60_13">for</text:span><text:span text:style-name="T60_14"><text:s/>“</text:span><text:span text:style-name="T60_15">Karel</text:span><text:span text:style-name="T60_16">”.<text:s/>“</text:span><text:span text:style-name="T60_17">Karel</text:span><text:span text:style-name="T60_18">”<text:s/></text:span><text:span text:style-name="T60_19">has</text:span><text:span text:style-name="T60_20"><text:s/></text:span><text:span text:style-name="T60_21">no</text:span><text:span text:style-name="T60_22"><text:s/></text:span><text:span text:style-name="T60_23">other</text:span><text:span text:style-name="T60_24"><text:s/></text:span><text:span text:style-name="T60_25">scripts</text:span><text:span text:style-name="T60_26">.<text:s/></text:span></text:p>
            <text:p text:style-name="P61"/>
            <text:p text:style-name="P62"><text:span text:style-name="T62_1">We</text:span><text:span text:style-name="T62_2"><text:s/></text:span><text:span text:style-name="T62_3">click</text:span><text:span text:style-name="T62_4"><text:s/></text:span><text:span text:style-name="T62_5">the</text:span><text:span text:style-name="T62_6"><text:s/></text:span><text:span text:style-name="T62_7">green</text:span><text:span text:style-name="T62_8"><text:s/></text:span><text:span text:style-name="T62_9">flag</text:span><text:span text:style-name="T62_10">.<text:s/></text:span><text:span text:style-name="T62_11">The</text:span><text:span text:style-name="T62_12"><text:s/></text:span><text:span text:style-name="T62_13">Scratch</text:span><text:span text:style-name="T62_14"><text:s/></text:span><text:span text:style-name="T62_15">Runtime</text:span><text:span text:style-name="T62_16"><text:s/></text:span><text:span text:style-name="T62_17">will</text:span><text:span text:style-name="T62_18"><text:s/>“</text:span><text:span text:style-name="T62_19">execute</text:span><text:span text:style-name="T62_20">”<text:s/></text:span><text:span text:style-name="T62_21">the</text:span><text:span text:style-name="T62_22"><text:s/></text:span><text:span text:style-name="T62_23">instructions</text:span><text:span text:style-name="T62_24"><text:s/></text:span><text:span text:style-name="T62_25">one</text:span><text:span text:style-name="T62_26"><text:s/></text:span><text:span text:style-name="T62_27">by</text:span><text:span text:style-name="T62_28"><text:s/></text:span><text:span text:style-name="T62_29">one</text:span><text:span text:style-name="T62_30"><text:s/></text:span><text:span text:style-name="T62_31">starting</text:span><text:span text:style-name="T62_32"><text:s/></text:span><text:span text:style-name="T62_33">from</text:span><text:span text:style-name="T62_34"><text:s/></text:span><text:span text:style-name="T62_35">the</text:span><text:span text:style-name="T62_36"><text:s/></text:span><text:span text:style-name="T62_37">instruction</text:span><text:span text:style-name="T62_38"><text:s/></text:span><text:span text:style-name="T62_39">just</text:span><text:span text:style-name="T62_40"><text:s/></text:span><text:span text:style-name="T62_41">below</text:span><text:span text:style-name="T62_42"><text:s/>“</text:span><text:span text:style-name="T62_43">when</text:span><text:span text:style-name="T62_44"><text:s/></text:span><text:span text:style-name="T62_45">Flag</text:span><text:span text:style-name="T62_46"><text:s/></text:span><text:span text:style-name="T62_47">clicked</text:span><text:span text:style-name="T62_48">”.</text:span></text:p>
            <text:p text:style-name="P63"/>
            <text:p text:style-name="P64"><text:span text:style-name="T64_1">What</text:span><text:span text:style-name="T64_2"><text:s/></text:span><text:span text:style-name="T64_3">will</text:span><text:span text:style-name="T64_4"><text:s/></text:span><text:span text:style-name="T64_5">be</text:span><text:span text:style-name="T64_6"><text:s/></text:span><text:span text:style-name="T64_7">Karel</text:span><text:span text:style-name="T64_8">'</text:span><text:span text:style-name="T64_9">s</text:span><text:span text:style-name="T64_10"><text:s/></text:span><text:span text:style-name="T64_11">location</text:span><text:span text:style-name="T64_12"><text:s/></text:span><text:span text:style-name="T64_13">AFTER</text:span><text:span text:style-name="T64_14"><text:s/></text:span><text:span text:style-name="T64_15">the</text:span><text:span text:style-name="T64_16"><text:s/></text:span><text:span text:style-name="T64_17">third</text:span><text:span text:style-name="T64_18"><text:s/>“</text:span><text:span text:style-name="T64_19">glide</text:span><text:span text:style-name="T64_20">”<text:s/></text:span><text:span text:style-name="T64_21">instruction</text:span><text:span text:style-name="T64_22"><text:s/></text:span><text:span text:style-name="T64_23">has</text:span><text:span text:style-name="T64_24"><text:s/></text:span><text:span text:style-name="T64_25">been</text:span><text:span text:style-name="T64_26"><text:s/></text:span><text:span text:style-name="T64_27">executed</text:span><text:span text:style-name="T64_28">?</text:span></text:p>
            <text:p text:style-name="P65"/>
            <text:p text:style-name="P66"/>
            <table:table table:style-name="Table6">
              <table:table-column table:style-name="Column6"/>
              <table:table-row table:style-name="Row16">
                <table:table-cell table:style-name="Cell16">
                  <text:p text:style-name="P67"><text:span text:style-name="T67_1">when</text:span><text:span text:style-name="T67_2"><text:s/></text:span><text:span text:style-name="T67_3">Flag</text:span><text:span text:style-name="T67_4"><text:s/></text:span><text:span text:style-name="T67_5">clicked</text:span></text:p>
                </table:table-cell>
              </table:table-row>
              <table:table-row table:style-name="Row17">
                <table:table-cell table:style-name="Cell17">
                  <text:p text:style-name="P68"><text:span text:style-name="T68_1">go</text:span><text:span text:style-name="T68_2"><text:s/></text:span><text:span text:style-name="T68_3">to</text:span><text:span text:style-name="T68_4"><text:s/></text:span><text:span text:style-name="T68_5">x</text:span><text:span text:style-name="T68_6">:(-150)<text:s/></text:span><text:span text:style-name="T68_7">y</text:span><text:span text:style-name="T68_8">:(-100)</text:span></text:p>
                </table:table-cell>
              </table:table-row>
              <table:table-row table:style-name="Row18">
                <table:table-cell table:style-name="Cell18">
                  <text:p text:style-name="P69"><text:span text:style-name="T69_1">glide</text:span><text:span text:style-name="T69_2"><text:s/>(1)<text:s/></text:span><text:span text:style-name="T69_3">secs</text:span><text:span text:style-name="T69_4"><text:s/></text:span><text:span text:style-name="T69_5">to</text:span><text:span text:style-name="T69_6"><text:s/></text:span><text:span text:style-name="T69_7">x</text:span><text:span text:style-name="T69_8">:(-50)<text:s/></text:span><text:span text:style-name="T69_9">y</text:span><text:span text:style-name="T69_10">:(-100)</text:span></text:p>
                </table:table-cell>
              </table:table-row>
              <table:table-row table:style-name="Row19">
                <table:table-cell table:style-name="Cell19">
                  <text:p text:style-name="P70"><text:span text:style-name="T70_1">glide</text:span><text:span text:style-name="T70_2"><text:s/>(1)<text:s/></text:span><text:span text:style-name="T70_3">secs</text:span><text:span text:style-name="T70_4"><text:s/></text:span><text:span text:style-name="T70_5">to</text:span><text:span text:style-name="T70_6"><text:s/></text:span><text:span text:style-name="T70_7">x</text:span><text:span text:style-name="T70_8">:(-50)<text:s/></text:span><text:span text:style-name="T70_9">y</text:span><text:span text:style-name="T70_10">:(0)</text:span></text:p>
                </table:table-cell>
              </table:table-row>
              <table:table-row table:style-name="Row20">
                <table:table-cell table:style-name="Cell20">
                  <text:p text:style-name="P71"><text:span text:style-name="T71_1">glide</text:span><text:span text:style-name="T71_2"><text:s/>(1)<text:s/></text:span><text:span text:style-name="T71_3">secs</text:span><text:span text:style-name="T71_4"><text:s/></text:span><text:span text:style-name="T71_5">to</text:span><text:span text:style-name="T71_6"><text:s/></text:span><text:span text:style-name="T71_7">x</text:span><text:span text:style-name="T71_8">:(50)<text:s/></text:span><text:span text:style-name="T71_9">y</text:span><text:span text:style-name="T71_10">:(0)</text:span></text:p>
                </table:table-cell>
              </table:table-row>
              <table:table-row table:style-name="Row21">
                <table:table-cell table:style-name="Cell21">
                  <text:p text:style-name="P72"><text:span text:style-name="T72_1">glide</text:span><text:span text:style-name="T72_2"><text:s/>(1)<text:s/></text:span><text:span text:style-name="T72_3">secs</text:span><text:span text:style-name="T72_4"><text:s/></text:span><text:span text:style-name="T72_5">to</text:span><text:span text:style-name="T72_6"><text:s/></text:span><text:span text:style-name="T72_7">x</text:span><text:span text:style-name="T72_8">:(50)<text:s/></text:span><text:span text:style-name="T72_9">y</text:span><text:span text:style-name="T72_10">:(100)</text:span></text:p>
                </table:table-cell>
              </table:table-row>
              <table:table-row table:style-name="Row22">
                <table:table-cell table:style-name="Cell22">
                  <text:p text:style-name="P73"><text:span text:style-name="T73_1">glide</text:span><text:span text:style-name="T73_2"><text:s/>(1)<text:s/></text:span><text:span text:style-name="T73_3">secs</text:span><text:span text:style-name="T73_4"><text:s/></text:span><text:span text:style-name="T73_5">to</text:span><text:span text:style-name="T73_6"><text:s/></text:span><text:span text:style-name="T73_7">x</text:span><text:span text:style-name="T73_8">:(150)<text:s/></text:span><text:span text:style-name="T73_9">y</text:span><text:span text:style-name="T73_10">:(100)</text:span></text:p>
                </table:table-cell>
              </table:table-row>
            </table:table>
            <text:p text:style-name="P74"/>
            <text:p text:style-name="P75"><text:span text:style-name="T75_1">Indicate</text:span><text:span text:style-name="T75_2"><text:s/></text:span><text:span text:style-name="T75_3">both</text:span><text:span text:style-name="T75_4"><text:s/></text:span><text:span text:style-name="T75_5">the</text:span><text:span text:style-name="T75_6"><text:s/></text:span><text:span text:style-name="T75_7">x</text:span><text:span text:style-name="T75_8"><text:s/></text:span><text:span text:style-name="T75_9">and</text:span><text:span text:style-name="T75_10"><text:s/></text:span><text:span text:style-name="T75_11">y</text:span><text:span text:style-name="T75_12"><text:s/></text:span><text:span text:style-name="T75_13">location</text:span><text:span text:style-name="T75_14">.</text:span></text:p>
          </table:table-cell>
        </table:table-row>
        <table:table-row table:style-name="Row23">
          <table:table-cell table:style-name="Cell23">
            <text:p text:style-name="P76"><text:span text:style-name="T76_1">Answer</text:span></text:p>
          </table:table-cell>
        </table:table-row>
        <table:table-row table:style-name="Row24">
          <table:table-cell table:style-name="Cell24">
            <text:p text:style-name="P77"/>
            <text:p text:style-name="P78"/>
            <text:p text:style-name="P79"/>
            <text:p text:style-name="P80"/>
            <text:p text:style-name="P81"/>
          </table:table-cell>
        </table:table-row>
      </table:table>
      <text:p text:style-name="P82"/>
      <text:p text:style-name="P83"/>
      <text:p text:style-name="P84"/>
      <table:table table:style-name="Table7">
        <table:table-column table:style-name="Column7"/>
        <table:table-row table:style-name="Row25">
          <table:table-cell table:style-name="Cell25">
            <text:p text:style-name="P85"><text:span text:style-name="T85_1">Question</text:span><text:span text:style-name="T85_2"><text:s/>5</text:span></text:p>
          </table:table-cell>
        </table:table-row>
        <table:table-row table:style-name="Row26">
          <table:table-cell table:style-name="Cell26">
            <text:p text:style-name="P86"><text:span text:style-name="T86_1">We</text:span><text:span text:style-name="T86_2"><text:s/></text:span><text:span text:style-name="T86_3">created</text:span><text:span text:style-name="T86_4"><text:s/></text:span><text:span text:style-name="T86_5">the</text:span><text:span text:style-name="T86_6"><text:s/></text:span><text:span text:style-name="T86_7">following</text:span><text:span text:style-name="T86_8"><text:s/></text:span><text:span text:style-name="T86_9">Script</text:span><text:span text:style-name="T86_10"><text:s/></text:span><text:span text:style-name="T86_11">below</text:span><text:span text:style-name="T86_12"><text:s/></text:span><text:span text:style-name="T86_13">for</text:span><text:span text:style-name="T86_14"><text:s/>“</text:span><text:span text:style-name="T86_15">Karel</text:span><text:span text:style-name="T86_16">”.<text:s/>“</text:span><text:span text:style-name="T86_17">Karel</text:span><text:span text:style-name="T86_18">”<text:s/></text:span><text:span text:style-name="T86_19">has</text:span><text:span text:style-name="T86_20"><text:s/></text:span><text:span text:style-name="T86_21">no</text:span><text:span text:style-name="T86_22"><text:s/></text:span><text:span text:style-name="T86_23">other</text:span><text:span text:style-name="T86_24"><text:s/></text:span><text:span text:style-name="T86_25">scripts</text:span><text:span text:style-name="T86_26">.</text:span></text:p>
            <text:p text:style-name="P87"><text:span text:style-name="T87_1">“</text:span><text:span text:style-name="T87_2">Karel</text:span><text:span text:style-name="T87_3">”<text:s/></text:span><text:span text:style-name="T87_4">is</text:span><text:span text:style-name="T87_5"><text:s/></text:span><text:span text:style-name="T87_6">initially</text:span><text:span text:style-name="T87_7"><text:s/></text:span><text:span text:style-name="T87_8">at</text:span><text:span text:style-name="T87_9"><text:s/></text:span><text:span text:style-name="T87_10">x</text:span><text:span text:style-name="T87_11">:(0)<text:s/></text:span><text:span text:style-name="T87_12">y</text:span><text:span text:style-name="T87_13">:(0).<text:s/></text:span><text:span text:style-name="T87_14">What</text:span><text:span text:style-name="T87_15"><text:s/></text:span><text:span text:style-name="T87_16">will</text:span><text:span text:style-name="T87_17"><text:s/></text:span><text:span text:style-name="T87_18">be</text:span><text:span text:style-name="T87_19"><text:s/></text:span><text:span text:style-name="T87_20">Karel</text:span><text:span text:style-name="T87_21">'</text:span><text:span text:style-name="T87_22">s</text:span><text:span text:style-name="T87_23"><text:s/></text:span><text:span text:style-name="T87_24">location</text:span><text:span text:style-name="T87_25"><text:s/></text:span><text:span text:style-name="T87_26">when</text:span><text:span text:style-name="T87_27"><text:s/></text:span><text:span text:style-name="T87_28">the</text:span><text:span text:style-name="T87_29"><text:s/></text:span><text:span text:style-name="T87_30">green</text:span><text:span text:style-name="T87_31"><text:s/></text:span><text:span text:style-name="T87_32">flag</text:span><text:span text:style-name="T87_33"><text:s/></text:span><text:span text:style-name="T87_34">is</text:span><text:span text:style-name="T87_35"><text:s/></text:span><text:span text:style-name="T87_36">clicked</text:span><text:span text:style-name="T87_37">?</text:span></text:p>
            <text:p text:style-name="P88"/>
            <text:p text:style-name="P89"/>
            <table:table table:style-name="Table8">
              <table:table-column table:style-name="Column8"/>
              <table:table-row table:style-name="Row27">
                <table:table-cell table:style-name="Cell27">
                  <text:p text:style-name="P90"><text:span text:style-name="T90_1">glide</text:span><text:span text:style-name="T90_2"><text:s/>(1)<text:s/></text:span><text:span text:style-name="T90_3">secs</text:span><text:span text:style-name="T90_4"><text:s/></text:span><text:span text:style-name="T90_5">to</text:span><text:span text:style-name="T90_6"><text:s/></text:span><text:span text:style-name="T90_7">x</text:span><text:span text:style-name="T90_8">:(150)<text:s/></text:span><text:span text:style-name="T90_9">y</text:span><text:span text:style-name="T90_10">:(100)</text:span></text:p>
                </table:table-cell>
              </table:table-row>
            </table:table>
            <text:p text:style-name="P91"/>
            <text:p text:style-name="P92"><text:span text:style-name="T92_1"><text:s text:c="4"/></text:span></text:p>
            <text:p text:style-name="P93"/>
            <text:p text:style-name="P94"><text:span text:style-name="T94_1">Indicate</text:span><text:span text:style-name="T94_2"><text:s/></text:span><text:span text:style-name="T94_3">both</text:span><text:span text:style-name="T94_4"><text:s/></text:span><text:span text:style-name="T94_5">the</text:span><text:span text:style-name="T94_6"><text:s/></text:span><text:span text:style-name="T94_7">x</text:span><text:span text:style-name="T94_8"><text:s/></text:span><text:span text:style-name="T94_9">and</text:span><text:span text:style-name="T94_10"><text:s/></text:span><text:span text:style-name="T94_11">y</text:span><text:span text:style-name="T94_12"><text:s/></text:span><text:span text:style-name="T94_13">location</text:span><text:span text:style-name="T94_14">.</text:span></text:p>
          </table:table-cell>
        </table:table-row>
        <table:table-row table:style-name="Row28">
          <table:table-cell table:style-name="Cell28">
            <text:p text:style-name="P95"><text:span text:style-name="T95_1">Answer</text:span></text:p>
          </table:table-cell>
        </table:table-row>
        <table:table-row table:style-name="Row29">
          <table:table-cell table:style-name="Cell29">
            <text:p text:style-name="P96"/>
            <text:p text:style-name="P97"/>
            <text:p text:style-name="P98"/>
            <text:p text:style-name="P99"/>
            <text:p text:style-name="P100"/>
          </table:table-cell>
        </table:table-row>
      </table:table>
      <text:p text:style-name="P101"/>
      <text:p text:style-name="P102"/>
      <text:p text:style-name="P10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